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SKS" style:family="table">
      <style:table-properties style:width="27.201cm" table:align="margins"/>
    </style:style>
    <style:style style:name="TASKS.A" style:family="table-column">
      <style:table-column-properties style:column-width="1.005cm" style:rel-column-width="2422*"/>
    </style:style>
    <style:style style:name="TASKS.B" style:family="table-column">
      <style:table-column-properties style:column-width="4.392cm" style:rel-column-width="10581*"/>
    </style:style>
    <style:style style:name="TASKS.C" style:family="table-column">
      <style:table-column-properties style:column-width="3.701cm" style:rel-column-width="8915*"/>
    </style:style>
    <style:style style:name="TASKS.D" style:family="table-column">
      <style:table-column-properties style:column-width="18.103cm" style:rel-column-width="43617*"/>
    </style:style>
    <style:style style:name="TASKS.1" style:family="table-row">
      <style:table-row-properties fo:keep-together="auto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D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48f6b3"/>
    </style:style>
    <style:style style:name="P4" style:family="paragraph" style:parent-style-name="Table_20_Heading">
      <style:paragraph-properties fo:text-align="center" style:justify-single-word="false"/>
      <style:text-properties officeooo:rsid="000d285a" officeooo:paragraph-rsid="0048f6b3"/>
    </style:style>
    <style:style style:name="P5" style:family="paragraph" style:parent-style-name="Table_20_Heading">
      <style:text-properties officeooo:rsid="0037af2c" officeooo:paragraph-rsid="0048f6b3"/>
    </style:style>
    <style:style style:name="P6" style:family="paragraph" style:parent-style-name="Table_20_Heading">
      <style:text-properties officeooo:rsid="00599efb" officeooo:paragraph-rsid="0048f6b3"/>
    </style:style>
    <style:style style:name="P7" style:family="paragraph" style:parent-style-name="Table_20_Heading">
      <style:paragraph-properties fo:text-align="center" style:justify-single-word="false"/>
      <style:text-properties officeooo:paragraph-rsid="0048f6b3"/>
    </style:style>
    <style:style style:name="P8" style:family="paragraph" style:parent-style-name="Table_20_Heading">
      <style:paragraph-properties fo:text-align="center" style:justify-single-word="false"/>
      <style:text-properties officeooo:rsid="0048f6b3" officeooo:paragraph-rsid="0048f6b3"/>
    </style:style>
    <style:style style:name="P9" style:family="paragraph" style:parent-style-name="Table_20_Heading">
      <style:text-properties officeooo:rsid="0048f6b3" officeooo:paragraph-rsid="0048f6b3"/>
    </style:style>
    <style:style style:name="P10" style:family="paragraph" style:parent-style-name="Table_20_Heading">
      <style:text-properties officeooo:rsid="004cbf68" officeooo:paragraph-rsid="004cbf68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0d285a" officeooo:paragraph-rsid="0048f6b3" style:font-size-asian="10pt" style:font-size-complex="10pt"/>
    </style:style>
    <style:style style:name="P12" style:family="paragraph" style:parent-style-name="Table_20_Contents">
      <style:text-properties fo:font-size="10pt" officeooo:rsid="00599efb" officeooo:paragraph-rsid="0048f6b3" style:font-size-asian="10pt" style:font-size-complex="10pt"/>
    </style:style>
    <style:style style:name="P13" style:family="paragraph" style:parent-style-name="Table_20_Contents">
      <style:text-properties fo:font-size="10pt" officeooo:rsid="004cbf68" officeooo:paragraph-rsid="004cbf68" fo:background-color="#eeeee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officeooo:rsid="005ad687" officeooo:paragraph-rsid="0048f6b3" fo:background-color="#eeeeee" style:font-size-asian="10pt" style:font-size-complex="10pt"/>
    </style:style>
    <style:style style:name="P15" style:family="paragraph" style:parent-style-name="Table_20_Contents">
      <style:text-properties fo:color="#666666" fo:font-size="10pt" officeooo:paragraph-rsid="0048f6b3" style:font-size-asian="10pt" style:font-size-complex="10pt"/>
    </style:style>
    <style:style style:name="P16" style:family="paragraph" style:parent-style-name="Table_20_Contents">
      <style:text-properties fo:color="#666666" fo:font-size="10pt" officeooo:paragraph-rsid="004f388b" style:font-size-asian="10pt" style:font-size-complex="10pt"/>
    </style:style>
    <style:style style:name="P17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436a38" officeooo:paragraph-rsid="0048f6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5fa3c2" officeooo:paragraph-rsid="00555695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3e58a4" officeooo:paragraph-rsid="004e7afb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officeooo:rsid="00590c96" officeooo:paragraph-rsid="00590c9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3333" fo:font-size="10pt" officeooo:rsid="00614fee" officeooo:paragraph-rsid="00555695" style:font-size-asian="10pt" style:font-size-complex="10pt"/>
    </style:style>
    <style:style style:name="T1" style:family="text">
      <style:text-properties fo:color="#800000"/>
    </style:style>
    <style:style style:name="T2" style:family="text">
      <style:text-properties officeooo:rsid="00343f1d"/>
    </style:style>
    <style:style style:name="T3" style:family="text">
      <style:text-properties fo:color="#808080"/>
    </style:style>
    <style:style style:name="T4" style:family="text">
      <style:text-properties fo:color="#808080" officeooo:rsid="00100d3a"/>
    </style:style>
    <style:style style:name="T5" style:family="text">
      <style:text-properties fo:color="#808080" officeooo:rsid="000f14e0"/>
    </style:style>
    <style:style style:name="T6" style:family="text">
      <style:text-properties fo:font-weight="bold" officeooo:rsid="0018469a" style:font-weight-asian="bold" style:font-weight-complex="bold"/>
    </style:style>
    <style:style style:name="T7" style:family="text">
      <style:text-properties officeooo:rsid="0037fda5"/>
    </style:style>
    <style:style style:name="T8" style:family="text">
      <style:text-properties fo:font-size="9pt" fo:font-weight="normal" officeooo:rsid="003b0e8e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4ebd76" style:font-size-asian="9pt" style:font-weight-asian="normal" style:font-size-complex="9pt" style:font-weight-complex="normal"/>
    </style:style>
    <style:style style:name="T10" style:family="text">
      <style:text-properties fo:font-size="9pt" fo:font-weight="normal" officeooo:rsid="004f388b" style:font-size-asian="9pt" style:font-weight-asian="normal" style:font-size-complex="9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bold" officeooo:rsid="003b0e8e" style:font-size-asian="9pt" style:font-weight-asian="bold" style:font-size-complex="9pt" style:font-weight-complex="bold"/>
    </style:style>
    <style:style style:name="T13" style:family="text">
      <style:text-properties officeooo:rsid="00436a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7"><text:span text:style-name="T7">Протокол контроля исполнения задач на </text:span><text:span text:style-name="T6">[REPORT_PERIOD]</text:span>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header-rows>
          <table:table-row table:style-name="TASKS.1">
            <table:table-cell table:style-name="TASKS.A1" office:value-type="string">
              <text:p text:style-name="P4">№ п/п</text:p>
            </table:table-cell>
            <table:table-cell table:style-name="TASKS.A1" office:value-type="string">
              <text:p text:style-name="P5">Задача</text:p>
              <text:p text:style-name="P9">Автор</text:p>
            </table:table-cell>
            <table:table-cell table:style-name="TASKS.A1" office:value-type="string">
              <text:p text:style-name="P7"><text:span text:style-name="T13">Срок </text:span>исполнения</text:p>
              <text:p text:style-name="P8">Статус</text:p>
            </table:table-cell>
            <table:table-cell table:style-name="TASKS.D1" office:value-type="string">
              <text:p text:style-name="P10">Описание</text:p>
              <text:p text:style-name="P6">Результат исполнения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1">[NN]</text:p>
          </table:table-cell>
          <table:table-cell table:style-name="TASKS.B2" office:value-type="string">
            <text:p text:style-name="P20">[NAME] <text:span text:style-name="T4">(</text:span><text:span text:style-name="T5">#[ID]</text:span><text:span text:style-name="T4">)</text:span></text:p>
            <text:p text:style-name="P21"><text:span text:style-name="T3">[SOURCE]</text:span></text:p>
            <text:p text:style-name="P15"><text:span text:style-name="T9">Автор: </text:span><text:span text:style-name="T12">[AUTHOR]</text:span></text:p>
            <text:p text:style-name="P16"><text:span text:style-name="T8">И</text:span><text:span text:style-name="T10">сполнители: </text:span><text:span text:style-name="T11">[USERS]</text:span></text:p>
          </table:table-cell>
          <table:table-cell table:style-name="TASKS.C2" office:value-type="string">
            <text:p text:style-name="P18">[DUEDATE]</text:p>
            <text:p text:style-name="P14">[STATUS]</text:p>
            <text:p text:style-name="P19">[COMPLETIONDATE]</text:p>
            <text:p text:style-name="P22">[COMPLETIONALERT]</text:p>
          </table:table-cell>
          <table:table-cell table:style-name="TASKS.D2" office:value-type="string">
            <text:p text:style-name="P13">[DESCRIPTION]</text:p>
            <text:p text:style-name="P12">[RESULT]</text:p>
          </table:table-cell>
        </table:table-row>
      </table:table>
      <text:p text:style-name="P3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/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style style:name="MT2" style:family="text">
      <style:text-properties officeooo:rsid="00343f1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cm" fo:margin-left="1.499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 <text:s text:c="10"/><text:span text:style-name="MT2">[WEEK_NUMBER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editing-duration>P1DT8H54M26S</meta:editing-duration>
    <meta:editing-cycles>60</meta:editing-cycles>
    <meta:initial-creator>Роберт Бикмансуров</meta:initial-creator>
    <meta:creation-date>2014-09-29T15:07:38.048726639</meta:creation-date>
    <dc:date>2016-02-11T12:24:17.858357303</dc:date>
    <dc:creator>Роберт Мулланурович Бикмансуров</dc:creator>
    <meta:document-statistic meta:table-count="1" meta:image-count="0" meta:object-count="0" meta:page-count="1" meta:paragraph-count="22" meta:word-count="43" meta:character-count="345" meta:non-whitespace-character-count="315"/>
  </office:meta>
</office:document-meta>
</file>